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Tokenizer.incrementToke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harTokenizer.CharTokenizer( Read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Tokenizer.next( final Token reusableTok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harTokenizer.reset( Read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Tokenizer.normaliz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